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officeooo:rsid="000fbfa6" officeooo:paragraph-rsid="000fbfa6" style:font-size-asian="15pt" style:font-size-complex="15pt"/>
    </style:style>
    <style:style style:name="T1" style:family="text">
      <style:text-properties officeooo:rsid="0010defa"/>
    </style:style>
    <style:style style:name="T2" style:family="text">
      <style:text-properties officeooo:rsid="001223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a todos</text:p>
      <text:p text:style-name="P1"/>
      <text:p text:style-name="P1">Esta semana pondré en Aules la teoría del tema 6. Vamos a ver en este tema la programación en las bases de datos (procedimientos, funciones, disparadores, …). Para ello utilizaremos el lenguaje PL/SQL. Cambiaremos de programa y utilizaremos el Oracle. También pasaré un manual de instalación y de uso. A final de esta semana incluiré algunos ejercicios sencillos para ir familiarizándose con el programa y ver su funcionamiento, <text:span text:style-name="T2">para más tarde trabajar con actividades más complejas</text:span>. <text:span text:style-name="T1">En el tema 7 veremos la administración y la seguridad de una base de datos.</text:span></text:p>
      <text:p text:style-name="P1"/>
      <text:p text:style-name="P1">Ya sabéis que si tenéis cualquier duda estoy en las tutorías o por mail en el correo <text:a xlink:type="simple" xlink:href="mailto:david.bataller@iessanvicente.com" text:style-name="Internet_20_link" text:visited-style-name="Visited_20_Internet_20_Link">david.bataller@iessanvicente.com</text:a>.</text:p>
      <text:p text:style-name="P1"/>
      <text:p text:style-name="P1">Salu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1:40:06.757000000</meta:creation-date>
    <dc:date>2021-03-23T11:51:17.578000000</dc:date>
    <meta:editing-duration>PT11M12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4" meta:word-count="113" meta:character-count="696" meta:non-whitespace-character-count="587"/>
  </office:meta>
</office:document-meta>
</file>